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25-04-08 00:55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17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1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1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1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1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1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1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1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1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0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0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08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0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0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06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0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0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0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0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0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0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0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0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0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0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200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99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9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98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98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97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97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96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96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9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9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9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9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9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9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9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89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88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87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8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85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8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8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8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8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8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7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78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77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76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7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7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7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7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7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8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8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7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7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6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6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6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6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6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6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6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6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5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5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48096322001</text:p>
          </table:table-cell>
          <table:table-cell office:value-type="string" calcext:value-type="string">
            <text:p>20N 8E 4CCB</text:p>
          </table:table-cell>
          <table:table-cell office:value-type="string" calcext:value-type="string">
            <text:p>196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44" meta:object-count="0"/>
    <meta:user-defined meta:name="AppVersion">3.0</meta:user-defined>
  </office:meta>
</office:document-meta>
</file>